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38ad" officeooo:paragraph-rsid="001238ad"/>
    </style:style>
    <style:style style:name="P2" style:family="paragraph" style:parent-style-name="Standard">
      <style:text-properties officeooo:rsid="0013147a" officeooo:paragraph-rsid="0013147a"/>
    </style:style>
    <style:style style:name="P3" style:family="paragraph" style:parent-style-name="Standard">
      <style:text-properties officeooo:rsid="00141244" officeooo:paragraph-rsid="00141244"/>
    </style:style>
    <style:style style:name="P4" style:family="paragraph" style:parent-style-name="Standard">
      <style:text-properties officeooo:rsid="0016e303" officeooo:paragraph-rsid="0016e303"/>
    </style:style>
    <style:style style:name="P5" style:family="paragraph" style:parent-style-name="Standard">
      <style:text-properties officeooo:rsid="00183928" officeooo:paragraph-rsid="00183928"/>
    </style:style>
    <style:style style:name="P6" style:family="paragraph" style:parent-style-name="Standard">
      <style:text-properties officeooo:rsid="001a2a38" officeooo:paragraph-rsid="001a2a38"/>
    </style:style>
    <style:style style:name="P7" style:family="paragraph" style:parent-style-name="Standard">
      <style:text-properties officeooo:rsid="001bc68e" officeooo:paragraph-rsid="001bc68e"/>
    </style:style>
    <style:style style:name="P8" style:family="paragraph" style:parent-style-name="Standard">
      <style:text-properties officeooo:rsid="001f6365" officeooo:paragraph-rsid="001f6365"/>
    </style:style>
    <style:style style:name="P9" style:family="paragraph" style:parent-style-name="Standard">
      <style:text-properties officeooo:rsid="001f8642" officeooo:paragraph-rsid="001f8642"/>
    </style:style>
    <style:style style:name="P10" style:family="paragraph" style:parent-style-name="Standard">
      <style:text-properties officeooo:rsid="001f8642" officeooo:paragraph-rsid="001f8642"/>
    </style:style>
    <style:style style:name="P11" style:family="paragraph" style:parent-style-name="Standard">
      <style:text-properties officeooo:rsid="001fd82a" officeooo:paragraph-rsid="001fd82a"/>
    </style:style>
    <style:style style:name="T1" style:family="text">
      <style:text-properties fo:background-color="#81d41a" loext:char-shading-value="0"/>
    </style:style>
    <style:style style:name="T2" style:family="text">
      <style:text-properties officeooo:rsid="001c084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o create a new github</text:p>
      <text:p text:style-name="P1"/>
      <text:p text:style-name="P1">create folder in github home</text:p>
      <text:p text:style-name="P1"/>
      <text:p text:style-name="P1">copy the address from code [github page]</text:p>
      <text:p text:style-name="P1"/>
      <text:p text:style-name="P1">open terminal and create folder in desktop for that </text:p>
      <text:p text:style-name="P1"/>
      <text:p text:style-name="P1">at terminal run</text:p>
      <text:p text:style-name="P1"/>
      <text:p text:style-name="P1">git clone <text:a xlink:type="simple" xlink:href="https://github.com/bcnrao2019/learn_tkinter.git" text:style-name="Internet_20_link" text:visited-style-name="Visited_20_Internet_20_Link">https://github.com/bcnrao2019/learn_tkinter.git</text:a> [this has to be pasted ]</text:p>
      <text:p text:style-name="P1"/>
      <text:p text:style-name="P2"/>
      <text:p text:style-name="P2">for creating branch, </text:p>
      <text:p text:style-name="P2"/>
      <text:p text:style-name="P2">open a terminal in vscode and enter</text:p>
      <text:p text:style-name="P2"/>
      <text:p text:style-name="P2">git branch : to know where are we standing</text:p>
      <text:p text:style-name="P2"/>
      <text:p text:style-name="P2">it will show </text:p>
      <text:p text:style-name="P2">* main [if you are in main]</text:p>
      <text:p text:style-name="P2"/>
      <text:p text:style-name="P2">use command</text:p>
      <text:p text:style-name="P2">git branch [name of the branch] for creating a branch</text:p>
      <text:p text:style-name="P2"/>
      <text:p text:style-name="P3">use following command to switch to the branch you want</text:p>
      <text:p text:style-name="P3"/>
      <text:p text:style-name="P3">git switch [name of the branch]</text:p>
      <text:p text:style-name="P3"/>
      <text:p text:style-name="P3">git branch will show the active branch in green color and with asteric mark.</text:p>
      <text:p text:style-name="P3"/>
      <text:p text:style-name="P3">* <text:span text:style-name="T1">copy_code</text:span></text:p>
      <text:p text:style-name="P3"><text:s text:c="2"/>main</text:p>
      <text:p text:style-name="P3"/>
      <text:p text:style-name="P3"/>
      <text:p text:style-name="P4">in source center, there are three dots, there go to branch --&gt; publish branch</text:p>
      <text:p text:style-name="P4"/>
      <text:p text:style-name="P4">on github page, press refresh to see the branch</text:p>
      <text:p text:style-name="P4"/>
      <text:p text:style-name="P5">it is not good practice to make changes from main branch..</text:p>
      <text:p text:style-name="P6">that is only for final code</text:p>
      <text:p text:style-name="P6"/>
      <text:p text:style-name="P7">in case this mistage is done, go to terminal and</text:p>
      <text:p text:style-name="P7"/>
      <text:p text:style-name="P7">git pull origin main</text:p>
      <text:p text:style-name="P7"/>
      <text:p text:style-name="P7">this will <text:span text:style-name="T2">apply changes done to the file in main to the one in branch</text:span></text:p>
      <text:p text:style-name="P8">[this is not a good practice, so avoid such blunder]</text:p>
      <text:p text:style-name="P8"/>
      <text:p text:style-name="P9">after that, one push is required to have this change registered.</text:p>
      <text:p text:style-name="P9"/>
      <text:p text:style-name="P11">At git hub, to merge branch, from main, click pull request, new pull request, </text:p>
      <text:p text:style-name="P11"><text:soft-page-break/>select appropriate branch and merging option</text:p>
      <text:p text:style-name="P1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10T19:58:06.174717311</meta:creation-date>
    <dc:date>2021-09-10T20:53:05.688380231</dc:date>
    <meta:editing-duration>PT22M59S</meta:editing-duration>
    <meta:editing-cycles>11</meta:editing-cycles>
    <meta:generator>LibreOffice/6.4.7.2$Linux_X86_64 LibreOffice_project/40$Build-2</meta:generator>
    <meta:document-statistic meta:table-count="0" meta:image-count="0" meta:object-count="0" meta:page-count="2" meta:paragraph-count="29" meta:word-count="223" meta:character-count="1203" meta:non-whitespace-character-count="1004"/>
  </office:meta>
</office:document-meta>
</file>